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4889" officeooo:paragraph-rsid="001248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fessor : </text:p>
      <text:p text:style-name="P1"><text:tab/>Leopoldo<text:tab/></text:p>
      <text:p text:style-name="P1">Como é:</text:p>
      <text:p text:style-name="P1"><text:tab/>As aulas são ministradas no Grad, onde o professor usa slides e exemplos de códigos Java no eclipse para ensinar conceitos e a parte prática desses conceitos. </text:p>
      <text:p text:style-name="P1"><text:tab/>Ao longo da cadeira são dadas atividades para serem feitas em Java, onde é praticada alguma parte específica da implementação de um compilador, o professor dá boa parte do código pronto e você só deve alterar algumas funções.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6S</meta:editing-duration>
    <meta:editing-cycles>3</meta:editing-cycles>
    <meta:generator>LibreOffice/5.1.6.2$Linux_X86_64 LibreOffice_project/10m0$Build-2</meta:generator>
    <dc:date>2018-04-09T18:28:10.570180154</dc:date>
    <meta:document-statistic meta:table-count="0" meta:image-count="0" meta:object-count="0" meta:page-count="1" meta:paragraph-count="6" meta:word-count="70" meta:character-count="416" meta:non-whitespace-character-count="344"/>
    <meta:user-defined meta:name="Info 1"/>
    <meta:user-defined meta:name="Info 2"/>
    <meta:user-defined meta:name="Info 3"/>
    <meta:user-defined meta:name="Info 4"/>
  </office:meta>
</office:document-meta>
</file>